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fbd80" officeooo:paragraph-rsid="001fbd80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fbd80" officeooo:paragraph-rsid="001fbd80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fo:font-size="16pt" style:text-underline-style="solid" style:text-underline-width="auto" style:text-underline-color="font-color" officeooo:rsid="001fbd80" officeooo:paragraph-rsid="001fbd80" style:font-size-asian="16pt" style:font-size-complex="16pt"/>
    </style:style>
    <style:style style:name="P4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fo:font-size="16pt" officeooo:rsid="001fbd80" officeooo:paragraph-rsid="001fbd80" style:font-size-asian="16pt" style:font-size-complex="16pt"/>
    </style:style>
    <style:style style:name="P5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fo:font-size="14pt" style:text-underline-style="solid" style:text-underline-width="auto" style:text-underline-color="font-color" officeooo:rsid="001fbd80" officeooo:paragraph-rsid="001fbd80" style:font-size-asian="12.25pt" style:font-size-complex="14pt"/>
    </style:style>
    <style:style style:name="P6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fo:font-size="14pt" style:text-underline-style="none" officeooo:rsid="002055cc" officeooo:paragraph-rsid="002055cc" style:font-size-asian="12.25pt" style:font-size-complex="14pt"/>
    </style:style>
    <style:style style:name="P7" style:family="paragraph" style:parent-style-name="Standard" style:list-style-name="L7">
      <style:paragraph-properties fo:margin-top="0.199cm" fo:margin-bottom="0.199cm" style:contextual-spacing="false" fo:text-align="start" style:justify-single-word="false"/>
      <style:text-properties fo:font-size="14pt" style:text-underline-style="none" officeooo:rsid="002055cc" officeooo:paragraph-rsid="002622a1" style:font-size-asian="12.25pt" style:font-size-complex="14pt"/>
    </style:style>
    <style:style style:name="P8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fo:font-size="14pt" style:text-underline-style="none" officeooo:rsid="00221a34" officeooo:paragraph-rsid="00221a34" style:font-size-asian="12.25pt" style:font-size-complex="14pt"/>
    </style:style>
    <style:style style:name="P9" style:family="paragraph" style:parent-style-name="Standard" style:list-style-name="L3">
      <style:paragraph-properties fo:margin-top="0.199cm" fo:margin-bottom="0.199cm" style:contextual-spacing="false" fo:text-align="start" style:justify-single-word="false"/>
      <style:text-properties fo:font-size="14pt" style:text-underline-style="none" officeooo:rsid="00221a34" officeooo:paragraph-rsid="00221a34" style:font-size-asian="12.25pt" style:font-size-complex="14pt"/>
    </style:style>
    <style:style style:name="P10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fo:font-size="14pt" style:text-underline-style="none" officeooo:rsid="0024dfee" officeooo:paragraph-rsid="0024dfee" style:font-size-asian="12.25pt" style:font-size-complex="14pt"/>
    </style:style>
    <style:style style:name="P11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fo:font-size="14pt" style:text-underline-style="none" officeooo:rsid="002570e6" officeooo:paragraph-rsid="002570e6" style:font-size-asian="12.25pt" style:font-size-complex="14pt"/>
    </style:style>
    <style:style style:name="P12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fo:font-size="14pt" officeooo:paragraph-rsid="002400c4" style:font-size-asian="14pt" style:font-size-complex="14pt"/>
    </style:style>
    <style:style style:name="P13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fo:font-size="14pt" officeooo:rsid="002400c4" officeooo:paragraph-rsid="002400c4" style:font-size-asian="14pt" style:font-size-complex="14pt"/>
    </style:style>
    <style:style style:name="P14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officeooo:paragraph-rsid="002055cc"/>
    </style:style>
    <style:style style:name="P15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officeooo:paragraph-rsid="002400c4"/>
    </style:style>
    <style:style style:name="P16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officeooo:paragraph-rsid="002615e6"/>
    </style:style>
    <style:style style:name="P17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officeooo:rsid="002622a1" officeooo:paragraph-rsid="002622a1"/>
    </style:style>
    <style:style style:name="P18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fo:font-size="14pt" style:text-underline-style="solid" style:text-underline-width="auto" style:text-underline-color="font-color" officeooo:rsid="001fbd80" officeooo:paragraph-rsid="001fbd80" style:font-size-asian="12.25pt" style:font-size-complex="14pt"/>
    </style:style>
    <style:style style:name="P19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fo:font-size="14pt" officeooo:rsid="001fbd80" officeooo:paragraph-rsid="001fbd80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officeooo:rsid="001fbd80" style:font-size-asian="14pt" style:font-size-complex="16pt"/>
    </style:style>
    <style:style style:name="T3" style:family="text">
      <style:text-properties fo:font-size="16pt" style:text-underline-style="none" officeooo:rsid="001fbd80" style:font-size-asian="14pt" style:font-size-complex="16pt"/>
    </style:style>
    <style:style style:name="T4" style:family="text">
      <style:text-properties officeooo:rsid="00221a34"/>
    </style:style>
    <style:style style:name="T5" style:family="text">
      <style:text-properties fo:font-size="14pt" style:text-underline-style="none" officeooo:rsid="002055cc" style:font-size-asian="12.25pt" style:font-size-complex="14pt"/>
    </style:style>
    <style:style style:name="T6" style:family="text">
      <style:text-properties fo:font-size="14pt" style:text-underline-style="none" officeooo:rsid="00221a34" style:font-size-asian="12.25pt" style:font-size-complex="14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font-size="14pt" style:text-underline-style="none" officeooo:rsid="002615e6" style:font-size-asian="14pt" style:font-size-complex="14pt"/>
    </style:style>
    <style:style style:name="T9" style:family="text">
      <style:text-properties fo:font-size="14pt" style:text-underline-style="none" officeooo:rsid="002622a1" style:font-size-asian="14pt" style:font-size-complex="14pt"/>
    </style:style>
    <style:style style:name="T10" style:family="text">
      <style:text-properties fo:font-size="14pt" style:text-underline-style="none" officeooo:rsid="002400c4" style:font-size-asian="14pt" style:font-size-complex="14pt"/>
    </style:style>
    <style:style style:name="T11" style:family="text">
      <style:text-properties officeooo:rsid="002400c4"/>
    </style:style>
    <style:style style:name="T12" style:family="text">
      <style:text-properties officeooo:rsid="0024dc78"/>
    </style:style>
    <style:style style:name="T13" style:family="text">
      <style:text-properties officeooo:rsid="0024dfee"/>
    </style:style>
    <style:style style:name="T14" style:family="text">
      <style:text-properties officeooo:rsid="002570e6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221a34"/>
    </style:style>
    <style:style style:name="T17" style:family="text">
      <style:text-properties style:text-underline-style="none" officeooo:rsid="002055cc"/>
    </style:style>
    <style:style style:name="T18" style:family="text">
      <style:text-properties style:text-underline-style="none" officeooo:rsid="002615e6"/>
    </style:style>
    <style:style style:name="T19" style:family="text">
      <style:text-properties officeooo:rsid="00221a34" style:font-size-asian="14pt"/>
    </style:style>
    <style:style style:name="T20" style:family="text">
      <style:text-properties officeooo:rsid="002400c4" style:font-size-asian="14pt"/>
    </style:style>
    <style:style style:name="T21" style:family="text">
      <style:text-properties officeooo:rsid="0024dc78" style:font-size-asian="14pt"/>
    </style:style>
    <style:style style:name="T22" style:family="text">
      <style:text-properties officeooo:rsid="0024dfee" style:font-size-asian="14p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roquet</text:p>
      <text:p text:style-name="P1"/>
      <text:list xml:id="list4693989532272683134" text:style-name="L1">
        <text:list-item>
          <text:p text:style-name="P3">Introduction</text:p>
          <text:list>
            <text:list-item>
              <text:p text:style-name="P18">Description</text:p>
              <text:list>
                <text:list-item>
                  <text:p text:style-name="P19">Le projet Perroquet est un logiciel client lourd (c’est-à-dire installé sur la machine). Qui permet de gérer des cours en ligne, les enseignants peuvent déposer un cour<text:span text:style-name="T11">s</text:span> et les étudiants peuvent en suivre, via un système de fil d'attente.</text:p>
                </text:list-item>
              </text:list>
            </text:list-item>
            <text:list-item>
              <text:p text:style-name="P19"><text:span text:style-name="T1">Contexte</text:span> <text:s/></text:p>
              <text:list>
                <text:list-item>
                  <text:p text:style-name="P19">Ce projet est réalisée dans le cadre de la formation de la Licence Informatique de l'Université de lorraine. Ce projet fait partie du cour<text:span text:style-name="T11">s </text:span>de Conception et Programmation Objet Avancée.</text:p>
                </text:list-item>
              </text:list>
            </text:list-item>
          </text:list>
        </text:list-item>
        <text:list-item>
          <text:p text:style-name="P4">Expression du besoin</text:p>
          <text:list>
            <text:list-item>
              <text:p text:style-name="P5">Fonction</text:p>
              <text:list>
                <text:list-item>
                  <text:p text:style-name="P6"><text:span text:style-name="T4">P</text:span>roposer un cour<text:span text:style-name="T11">s</text:span></text:p>
                  <text:list>
                    <text:list-item>
                      <text:p text:style-name="P14"><text:span text:style-name="T5">ê</text:span><text:span text:style-name="T6">tre un enseignant</text:span></text:p>
                    </text:list-item>
                  </text:list>
                </text:list-item>
                <text:list-item>
                  <text:p text:style-name="P6"><text:span text:style-name="T4">S</text:span>uivre un cour<text:span text:style-name="T11">s</text:span></text:p>
                  <text:list>
                    <text:list-item>
                      <text:p text:style-name="P6">ê<text:span text:style-name="T4">tre un étudiant inscrit dans le cours</text:span></text:p>
                    </text:list-item>
                  </text:list>
                </text:list-item>
                <text:list-item>
                  <text:p text:style-name="P6"><text:span text:style-name="T4">O</text:span>uvrir inscription a un cour<text:span text:style-name="T11">s</text:span></text:p>
                  <text:list>
                    <text:list-item>
                      <text:p text:style-name="P6">ê<text:span text:style-name="T4">tre un enseignant</text:span></text:p>
                    </text:list-item>
                    <text:list-item>
                      <text:p text:style-name="P8">le cour<text:span text:style-name="T11">s</text:span> doit avoir été accepté par l'administrateur</text:p>
                    </text:list-item>
                  </text:list>
                </text:list-item>
                <text:list-item>
                  <text:p text:style-name="P6"><text:span text:style-name="T4">A</text:span>ccepter/refuser un cour<text:span text:style-name="T11">s</text:span></text:p>
                  <text:list>
                    <text:list-item>
                      <text:p text:style-name="P8">être un administrateur</text:p>
                    </text:list-item>
                  </text:list>
                </text:list-item>
                <text:list-item>
                  <text:p text:style-name="P6"><text:span text:style-name="T4">I</text:span>nscription <text:span text:style-name="T12">d'un </text:span>étudiant <text:span text:style-name="T13">à un cours</text:span></text:p>
                  <text:list>
                    <text:list-item>
                      <text:p text:style-name="P8">être un étudiant</text:p>
                    </text:list-item>
                    <text:list-item>
                      <text:p text:style-name="P8">l'inscription doit être effectuée entre deux date</text:p>
                    </text:list-item>
                    <text:list-item>
                      <text:p text:style-name="P8">nombre de place du cour<text:span text:style-name="T11">s</text:span> est limité</text:p>
                    </text:list-item>
                    <text:list-item>
                      <text:p text:style-name="P8">système de file d'attente</text:p>
                    </text:list-item>
                    <text:list-item>
                      <text:p text:style-name="P8">l’étudiant ne doit pas avoir atteint le nombre maximum de cours</text:p>
                    </text:list-item>
                  </text:list>
                </text:list-item>
                <text:list-item>
                  <text:p text:style-name="P6"><text:soft-page-break/><text:span text:style-name="T4">C</text:span>ompléter cour<text:span text:style-name="T13">s</text:span> avec des ressources</text:p>
                  <text:list>
                    <text:list-item>
                      <text:p text:style-name="P6">ê<text:span text:style-name="T4">tre un enseignant</text:span></text:p>
                    </text:list-item>
                  </text:list>
                </text:list-item>
                <text:list-item>
                  <text:p text:style-name="P6"><text:span text:style-name="T4">R</text:span>emettre un travail</text:p>
                  <text:list>
                    <text:list-item>
                      <text:p text:style-name="P6">ê<text:span text:style-name="T4">tre un étudiant</text:span></text:p>
                    </text:list-item>
                  </text:list>
                </text:list-item>
                <text:list-item>
                  <text:p text:style-name="P6"><text:span text:style-name="T4">O</text:span>uvrir un dépôt </text:p>
                  <text:list>
                    <text:list-item>
                      <text:p text:style-name="P8">être un enseignant</text:p>
                    </text:list-item>
                    <text:list-item>
                      <text:p text:style-name="P8">doit avoir une date de dépôt</text:p>
                    </text:list-item>
                  </text:list>
                </text:list-item>
                <text:list-item>
                  <text:p text:style-name="P6"><text:span text:style-name="T4">N</text:span>oter un devoir</text:p>
                  <text:list>
                    <text:list-item>
                      <text:p text:style-name="P6">ê<text:span text:style-name="T4">tre enseignant</text:span></text:p>
                    </text:list-item>
                  </text:list>
                </text:list-item>
                <text:list-item>
                  <text:p text:style-name="P6"><text:span text:style-name="T4">R</text:span>etirer son inscription</text:p>
                </text:list-item>
              </text:list>
            </text:list-item>
          </text:list>
        </text:list-item>
      </text:list>
      <text:list xml:id="list8117960825219543919" text:style-name="L3">
        <text:list-item>
          <text:list>
            <text:list-item>
              <text:list>
                <text:list-item>
                  <text:list>
                    <text:list-item>
                      <text:p text:style-name="P9">être étudiant</text:p>
                    </text:list-item>
                    <text:list-item>
                      <text:p text:style-name="P9">désinscription juste pendant la période d'inscription</text:p>
                    </text:list-item>
                  </text:list>
                </text:list-item>
              </text:list>
            </text:list-item>
          </text:list>
        </text:list-item>
      </text:list>
      <text:list xml:id="list135018712778513" text:continue-list="list4693989532272683134" text:style-name="L1">
        <text:list-item>
          <text:list>
            <text:list-item>
              <text:list>
                <text:list-item>
                  <text:p text:style-name="P6"><text:span text:style-name="T4">P</text:span>ublier des notes</text:p>
                  <text:list>
                    <text:list-item>
                      <text:p text:style-name="P6">ê<text:span text:style-name="T4">tre enseignant</text:span></text:p>
                    </text:list-item>
                  </text:list>
                </text:list-item>
                <text:list-item>
                  <text:p text:style-name="P8">Voir notes</text:p>
                  <text:list>
                    <text:list-item>
                      <text:p text:style-name="P8">être étudiant</text:p>
                    </text:list-item>
                    <text:list-item>
                      <text:p text:style-name="P8">les notes sont celle de l'étudiant</text:p>
                    </text:list-item>
                  </text:list>
                </text:list-item>
                <text:list-item>
                  <text:p text:style-name="P10">Création de compte</text:p>
                  <text:list>
                    <text:list-item>
                      <text:p text:style-name="P10">être étudiant ou enseignant</text:p>
                    </text:list-item>
                    <text:list-item>
                      <text:p text:style-name="P11">doit être accepté par l'administrateur pour être valide</text:p>
                    </text:list-item>
                  </text:list>
                </text:list-item>
                <text:list-item>
                  <text:p text:style-name="P10"><text:span text:style-name="T14">Accepter/refuser</text:span> compte</text:p>
                  <text:list>
                    <text:list-item>
                      <text:p text:style-name="P10">être administrateu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<text:span text:style-name="T3"><text:s/></text:span><text:span text:style-name="T2">Solution au besoin</text:span></text:p>
          <text:list>
            <text:list-item>
              <text:p text:style-name="P12"><text:span text:style-name="T16">P</text:span><text:span text:style-name="T17">roposer un cour</text:span></text:p>
              <text:list>
                <text:list-item>
                  <text:p text:style-name="P13"><text:span text:style-name="T17">m</text:span><text:span text:style-name="T15">ise en place d'un formulaire de création</text:span></text:p>
                </text:list-item>
              </text:list>
            </text:list-item>
            <text:list-item>
              <text:p text:style-name="P13"><text:soft-page-break/><text:span text:style-name="T15">Suivre un cour</text:span><text:span text:style-name="T18">s</text:span></text:p>
              <text:list>
                <text:list-item>
                  <text:p text:style-name="P13"><text:span text:style-name="T15">choix d'un cour</text:span><text:span text:style-name="T18">s</text:span><text:span text:style-name="T15"> dans la liste des cours inscrit</text:span></text:p>
                </text:list-item>
                <text:list-item>
                  <text:p text:style-name="P13"><text:span text:style-name="T15">accès a la liste des fichiers déposés par le professeur pour ce cour</text:span><text:span text:style-name="T18">s</text:span></text:p>
                </text:list-item>
              </text:list>
            </text:list-item>
            <text:list-item>
              <text:p text:style-name="P13"><text:span text:style-name="T15">Ouvrir inscription à un cour</text:span><text:span text:style-name="T18">s</text:span></text:p>
              <text:list>
                <text:list-item>
                  <text:p text:style-name="P16"><text:span text:style-name="T8">vu de la liste des cours donné par l'enseignant (avec bouton ouvrir si le cours a été validé, </text:span><text:span text:style-name="T9">en donnant une date de fin d'inscription</text:span><text:span text:style-name="T8">)</text:span></text:p>
                </text:list-item>
              </text:list>
            </text:list-item>
            <text:list-item>
              <text:p text:style-name="P17"><text:span text:style-name="T8">A</text:span><text:span text:style-name="T7">ccepter/refuser un cours</text:span></text:p>
              <text:list>
                <text:list-item>
                  <text:p text:style-name="P17"><text:span text:style-name="T7">Vue sur toute les propositions de cours (avec bouton accepter/refuser)</text:span></text:p>
                </text:list-item>
              </text:list>
            </text:list-item>
            <text:list-item>
              <text:p text:style-name="P17"><text:span text:style-name="T7"/></text:p>
            </text:list-item>
          </text:list>
        </text:list-item>
      </text:list>
      <text:list xml:id="list3385397596038189159" text:style-name="L7">
        <text:list-item>
          <text:list>
            <text:list-item>
              <text:list>
                <text:list-item>
                  <text:p text:style-name="P7"><text:span text:style-name="T19">I</text:span><text:span text:style-name="T7">nscription </text:span><text:span text:style-name="T21">d'un </text:span><text:span text:style-name="T7">étudiant </text:span><text:span text:style-name="T22">à un cours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0:54:19.442000000</meta:creation-date>
    <dc:date>2014-11-13T13:50:16.655824342</dc:date>
    <meta:editing-duration>PT44M5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3" meta:paragraph-count="57" meta:word-count="372" meta:character-count="2016" meta:non-whitespace-character-count="1752"/>
  </office:meta>
</office:document-meta>
</file>